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 Light" fo:font-size="12pt" fo:font-style="normal" fo:font-weight="bold" officeooo:rsid="00186641" officeooo:paragraph-rsid="00186641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size="12pt" fo:font-style="normal" fo:font-weight="bold" officeooo:rsid="00186641" officeooo:paragraph-rsid="00186641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 Light" fo:font-size="13pt" fo:font-style="normal" fo:font-weight="bold" officeooo:rsid="001b6329" officeooo:paragraph-rsid="001b6329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size="6pt" fo:font-style="normal" fo:font-weight="normal" officeooo:rsid="00186641" officeooo:paragraph-rsid="00186641" style:font-size-asian="5.25pt" style:font-style-asian="normal" style:font-weight-asian="normal" style:font-size-complex="6pt" style:font-style-complex="normal" style:font-weight-complex="normal"/>
    </style:style>
    <style:style style:name="P5" style:family="paragraph" style:parent-style-name="Standard">
      <style:paragraph-properties fo:margin-left="1.251cm" fo:margin-right="0cm" fo:margin-top="0.101cm" fo:margin-bottom="0.101cm" style:contextual-spacing="false" fo:text-align="start" style:justify-single-word="false" fo:text-indent="0cm" style:auto-text-indent="false"/>
      <style:text-properties style:font-name="Calibri Light" fo:font-size="11pt" fo:font-style="normal" fo:font-weight="normal" officeooo:rsid="00186641" officeooo:paragraph-rsid="00186641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margin-left="1.251cm" fo:margin-right="0cm" fo:margin-top="0.101cm" fo:margin-bottom="0.101cm" style:contextual-spacing="false" fo:text-align="start" style:justify-single-word="false" fo:text-indent="0cm" style:auto-text-indent="false"/>
      <style:text-properties style:font-name="Calibri Light" fo:font-size="11pt" fo:font-style="normal" fo:font-weight="normal" officeooo:rsid="00186641" officeooo:paragraph-rsid="001cae46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margin-left="1.251cm" fo:margin-right="0cm" fo:margin-top="0.101cm" fo:margin-bottom="0.101cm" style:contextual-spacing="false" fo:text-align="start" style:justify-single-word="false" fo:text-indent="0cm" style:auto-text-indent="false"/>
      <style:text-properties style:font-name="Calibri Light" fo:font-size="11pt" fo:font-style="normal" fo:font-weight="normal" officeooo:rsid="00186641" officeooo:paragraph-rsid="001de6ac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 Light" fo:font-size="24pt" fo:font-style="normal" fo:font-weight="bold" officeooo:rsid="00186641" officeooo:paragraph-rsid="00186641" style:font-size-asian="21pt" style:font-style-asian="normal" style:font-weight-asian="bold" style:font-size-complex="2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alibri Light" fo:font-size="24pt" fo:font-style="normal" fo:font-weight="normal" officeooo:rsid="00186641" officeooo:paragraph-rsid="00186641" style:font-size-asian="21pt" style:font-style-asian="normal" style:font-weight-asian="normal" style:font-size-complex="2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 Light" fo:font-size="20pt" fo:font-style="normal" fo:font-weight="bold" officeooo:rsid="001cae46" officeooo:paragraph-rsid="001cae46" style:font-size-asian="20pt" style:font-style-asian="normal" style:font-weight-asian="bold" style:font-size-complex="20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alibri Light" fo:font-size="20pt" fo:font-style="normal" fo:font-weight="bold" officeooo:rsid="001de6ac" officeooo:paragraph-rsid="001de6ac" style:font-size-asian="20pt" style:font-style-asian="normal" style:font-weight-asian="bold" style:font-size-complex="20pt" style:font-style-complex="normal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weight="bold" officeooo:rsid="001de6ac" style:font-weight-asian="bold" style:font-weight-complex="bold"/>
    </style:style>
    <style:style style:name="T3" style:family="text">
      <style:text-properties style:text-position="super 58%" fo:font-weight="bold" officeooo:rsid="0020bafe" style:font-weight-asian="bold" style:font-weight-complex="bold"/>
    </style:style>
    <style:style style:name="T4" style:family="text">
      <style:text-properties style:text-position="super 58%" fo:font-size="20pt" officeooo:rsid="001de6ac" style:font-size-asian="20pt" style:font-size-complex="20pt"/>
    </style:style>
    <style:style style:name="T5" style:family="text">
      <style:text-properties style:text-position="super 58%" fo:font-size="20pt" officeooo:rsid="00246997" style:font-size-asian="20pt" style:font-size-complex="2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de6ac" style:font-weight-asian="bold" style:font-weight-complex="bold"/>
    </style:style>
    <style:style style:name="T8" style:family="text">
      <style:text-properties fo:font-weight="bold" officeooo:rsid="0020bafe" style:font-weight-asian="bold" style:font-weight-complex="bold"/>
    </style:style>
    <style:style style:name="T9" style:family="text">
      <style:text-properties style:text-position="0% 100%" officeooo:rsid="001cae46"/>
    </style:style>
    <style:style style:name="T10" style:family="text">
      <style:text-properties style:text-position="0% 100%" fo:font-weight="bold" officeooo:rsid="001cae46" style:font-weight-asian="bold" style:font-weight-complex="bold"/>
    </style:style>
    <style:style style:name="T11" style:family="text">
      <style:text-properties style:text-position="0% 100%" fo:font-size="20pt" officeooo:rsid="001de6ac" style:font-size-asian="20pt" style:font-size-complex="20pt"/>
    </style:style>
    <style:style style:name="T12" style:family="text">
      <style:text-properties style:text-position="0% 100%" fo:font-size="20pt" officeooo:rsid="00246997" style:font-size-asian="20pt" style:font-size-complex="20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1cae46"/>
    </style:style>
    <style:style style:name="T15" style:family="text">
      <style:text-properties fo:font-size="20pt" style:font-size-asian="17.5pt" style:font-size-complex="20pt"/>
    </style:style>
    <style:style style:name="T16" style:family="text">
      <style:text-properties fo:font-size="20pt" officeooo:rsid="001cae46" style:font-size-asian="17.5pt" style:font-size-complex="20pt"/>
    </style:style>
    <style:style style:name="T17" style:family="text">
      <style:text-properties fo:font-size="20pt" officeooo:rsid="001de6ac" style:font-size-asian="20pt" style:font-size-complex="20pt"/>
    </style:style>
    <style:style style:name="T18" style:family="text">
      <style:text-properties officeooo:rsid="001de6ac"/>
    </style:style>
    <style:style style:name="T19" style:family="text">
      <style:text-properties officeooo:rsid="00221a9e"/>
    </style:style>
    <style:style style:name="T20" style:family="text">
      <style:text-properties officeooo:rsid="0022de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JERCICIOS DISCO DURO</text:p>
      <text:p text:style-name="P1"/>
      <text:p text:style-name="P1">Ejercicio 1.- <text:span text:style-name="T13">Calcula el número de sectores pista de un disco con una capacidad de 25GB, tamaño de sector de 4096 bits, 16 discos y 64 pistas por cara.</text:span></text:p>
      <text:p text:style-name="P8"/>
      <text:p text:style-name="P10"><text:tab/>SECT/PISTA = 25 x 2<text:span text:style-name="T1">10</text:span></text:p>
      <text:p text:style-name="P8"/>
      <text:p text:style-name="P1">Ejercicio 2.- <text:span text:style-name="T13">Calcula la velocidad de transferencia del disco anterior, sabiendo que la velocidad de giro es de 240rpm.</text:span></text:p>
      <text:p text:style-name="P8"><text:tab/></text:p>
      <text:p text:style-name="P8"><text:span text:style-name="T15"><text:tab/></text:span><text:span text:style-name="T16">V transf = 400Mbps</text:span></text:p>
      <text:p text:style-name="P8"/>
      <text:p text:style-name="P1">Ejercicio 3.- <text:span text:style-name="T13">Calcula los siguientes datos del ejercicio 1 y 2.</text:span></text:p>
      <text:p text:style-name="P4"/>
      <text:p text:style-name="P5">- Nº cilindros:<text:span text:style-name="T14"> </text:span><text:span text:style-name="T9"><text:s/></text:span><text:span text:style-name="T10">64</text:span></text:p>
      <text:p text:style-name="P5">- Nº caras:<text:span text:style-name="T9"> </text:span><text:span text:style-name="T10">32</text:span></text:p>
      <text:p text:style-name="P6">- Nº cabezas:<text:span text:style-name="T9"> </text:span><text:span text:style-name="T10">32</text:span></text:p>
      <text:p text:style-name="P5">- Nº sectores/<text:span text:style-name="T19">plato</text:span>: <text:s/><text:span text:style-name="T7">25 x 2</text:span><text:span text:style-name="T2">17</text:span></text:p>
      <text:p text:style-name="P5">- Nº pistas/<text:span text:style-name="T19">plato</text:span>:<text:span text:style-name="T18"> </text:span><text:span text:style-name="T7">128</text:span></text:p>
      <text:p text:style-name="P7">- Nº pistas/cara:<text:span text:style-name="T18"> </text:span><text:span text:style-name="T7">64</text:span></text:p>
      <text:p text:style-name="P5">- Nº clusters (cluster de 20 sectores):<text:span text:style-name="T7"> 2,5 x 2</text:span><text:span text:style-name="T2">20</text:span></text:p>
      <text:p text:style-name="P5">- Nº clusters (cluster de 8192 Bytes):<text:span text:style-name="T18"> </text:span><text:span text:style-name="T7">25 x 2</text:span><text:span text:style-name="T2">17</text:span></text:p>
      <text:p text:style-name="P2"/>
      <text:p text:style-name="P1"/>
      <text:p text:style-name="P1">Ejercicio 4.-<text:span text:style-name="T13"> Calcula el número de cilindros de un disco con una capacidad de 1GB, 128 cabezas, 256 sectores de 1024 bits por pista.</text:span></text:p>
      <text:p text:style-name="P9"/>
      <text:p text:style-name="P11"><text:tab/>nº cilindros = 2<text:span text:style-name="T1">8</text:span> = 256</text:p>
      <text:p text:style-name="P9"/>
      <text:p text:style-name="P1">Ejercicio 5.- <text:span text:style-name="T13">Calcula el la velocidad de giro (en revoluciones por minuto) sabiendo que la velocidad de transferencia es de 10Mbps.</text:span></text:p>
      <text:p text:style-name="P8"><text:tab/></text:p>
      <text:p text:style-name="P8"><text:tab/><text:span text:style-name="T17">Velocidad Giro =</text:span><text:span text:style-name="T11"> </text:span><text:span text:style-name="T12">2400</text:span><text:span text:style-name="T11">rpm</text:span><text:tab/></text:p>
      <text:p text:style-name="P8"/>
      <text:p text:style-name="P1">Ejercicio 6.- <text:span text:style-name="T13">Calcula los siguientes datos del ejercicio 3 y 4.</text:span></text:p>
      <text:p text:style-name="P4"/>
      <text:p text:style-name="P5">- Nº caras : <text:span text:style-name="T7">128</text:span></text:p>
      <text:p text:style-name="P5">- Nº discos: <text:span text:style-name="T7">64</text:span></text:p>
      <text:p text:style-name="P5"><text:soft-page-break/>- Nº sectores/disco: <text:span text:style-name="T7">2</text:span><text:span text:style-name="T2">17</text:span></text:p>
      <text:p text:style-name="P5">- Nº pistas/<text:span text:style-name="T20">plato</text:span>:<text:span text:style-name="T6"> </text:span><text:span text:style-name="T7">512</text:span></text:p>
      <text:p text:style-name="P5">- Nº pistas/cara: <text:span text:style-name="T7">256</text:span></text:p>
      <text:p text:style-name="P5">- Nº clusters (cluster de 10 sectores): <text:span text:style-name="T7">0,</text:span><text:span text:style-name="T8">1</text:span><text:span text:style-name="T7"> x 2</text:span><text:span text:style-name="T2">2</text:span><text:span text:style-name="T3">3</text:span></text:p>
      <text:p text:style-name="P5">- Nº clusters (cluster de 2048 Bytes): <text:span text:style-name="T7">2</text:span><text:span text:style-name="T2">19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1-03T08:49:55.220000000</meta:creation-date>
    <dc:date>2024-11-05T12:02:48.754000000</dc:date>
    <meta:editing-duration>PT1H15M44S</meta:editing-duration>
    <meta:editing-cycles>9</meta:editing-cycles>
    <meta:generator>LibreOffice/7.6.5.2$Windows_X86_64 LibreOffice_project/38d5f62f85355c192ef5f1dd47c5c0c0c6d6598b</meta:generator>
    <meta:document-statistic meta:table-count="0" meta:image-count="0" meta:object-count="0" meta:page-count="2" meta:paragraph-count="28" meta:word-count="222" meta:character-count="1179" meta:non-whitespace-character-count="974"/>
  </office:meta>
</office:document-meta>
</file>